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99a" officeooo:paragraph-rsid="001e699a"/>
    </style:style>
    <style:style style:name="P2" style:family="paragraph" style:parent-style-name="Standard">
      <style:paragraph-properties fo:text-align="center" style:justify-single-word="false"/>
      <style:text-properties fo:font-size="21pt" fo:font-weight="bold" officeooo:rsid="001e699a" officeooo:paragraph-rsid="001e699a" style:font-size-asian="21pt" style:font-weight-asian="bold" style:font-size-complex="2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hier des charges</text:p>
      <text:p text:style-name="P1"/>
      <text:p text:style-name="P1"/>
      <text:p text:style-name="P1">Direction artistique</text:p>
      <text:p text:style-name="P1"/>
      <text:p text:style-name="P1"/>
      <text:p text:style-name="P1"/>
      <text:p text:style-name="P1"/>
      <text:p text:style-name="P1">Logo</text:p>
      <text:p text:style-name="P1"/>
      <text:p text:style-name="P1"/>
      <text:p text:style-name="P1"/>
      <text:p text:style-name="P1"/>
      <text:p text:style-name="P1">Couleurs sélectionner</text:p>
      <text:p text:style-name="P1"/>
      <text:p text:style-name="P1"/>
      <text:p text:style-name="P1"/>
      <text:p text:style-name="P1">budget</text:p>
      <text:p text:style-name="P1"/>
      <text:p text:style-name="P1"/>
      <text:p text:style-name="P1"/>
      <text:p text:style-name="P1"/>
      <text:p text:style-name="P1">ressources</text:p>
      <text:p text:style-name="P1"/>
      <text:p text:style-name="P1"/>
      <text:p text:style-name="P1"/>
      <text:p text:style-name="P1"/>
      <text:p text:style-name="P1">fonctionnalités</text:p>
      <text:p text:style-name="P1"/>
      <text:p text:style-name="P1">-Écoute de la Musique</text:p>
      <text:p text:style-name="P1"/>
      <text:p text:style-name="P1">-Création de comptes<text:line-break/><text:line-break/>-Personnalisation du profil<text:line-break/><text:line-break/>-Mise en ligne de musique</text:p>
      <text:p text:style-name="P1"/>
      <text:p text:style-name="P1">-Créer des albums<text:line-break/><text:line-break/>-Modifier pochette, tags…<text:line-break/><text:line-break/>-Écoute sans être inscrit</text:p>
      <text:p text:style-name="P1"/>
      <text:p text:style-name="P1">-Commentaires et mise en ligne nécessite une inscription / connexion sur le site<text:line-break/><text:line-break/>-Création d’une partie Forum<text:line-break/><text:line-break/>-Création playlists<text:line-break/><text:line-break/>-Fonction recherche</text:p>
      <text:p text:style-name="P1"/>
      <text:p text:style-name="P1">-Catégories / Styles de musique</text:p>
      <text:p text:style-name="P1"><text:soft-page-break/>Lire de la musique sur le site via un lecteu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4:03:04.635127252</meta:creation-date>
    <dc:date>2023-04-25T14:10:39.577315101</dc:date>
    <meta:editing-duration>PT7M35S</meta:editing-duration>
    <meta:editing-cycles>1</meta:editing-cycles>
    <meta:document-statistic meta:table-count="0" meta:image-count="0" meta:object-count="0" meta:page-count="2" meta:paragraph-count="13" meta:word-count="72" meta:character-count="490" meta:non-whitespace-character-count="424"/>
    <meta:generator>LibreOffice/7.3.7.2$Linux_X86_64 LibreOffice_project/30$Build-2</meta:generator>
  </office:meta>
</office:document-meta>
</file>